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i.</text:p>
      <text:p text:style-name="Preformatted_20_Text"><text:s/>mysql&gt; SELECT stu_fname, stu_lname, stu_note FROM student WHERE stu_id=3; </text:p>
      <text:p text:style-name="Preformatted_20_Text">+-----------+-----------+----------+</text:p>
      <text:p text:style-name="Preformatted_20_Text">| stu_fname | stu_lname | stu_note |</text:p>
      <text:p text:style-name="Preformatted_20_Text">+-----------+-----------+----------+</text:p>
      <text:p text:style-name="Preformatted_20_Text">| laura <text:s text:c="4"/>| casali <text:s text:c="3"/>| NULL <text:s text:c="4"/>|</text:p>
      <text:p text:style-name="Preformatted_20_Text">+-----------+-----------+----------+</text:p>
      <text:p text:style-name="Preformatted_20_Text">1 row in set (0.00 sec)</text:p>
      <text:p text:style-name="Preformatted_20_Text"/>
      <text:p text:style-name="Preformatted_20_Text">ii. </text:p>
      <text:p text:style-name="Preformatted_20_Text">mysql&gt; SELECT act_id, act_name, CONCAT('$',act_fee) AS' activity fee', act_note FROM activity ORDER BY act_fee DESC;</text:p>
      <text:p text:style-name="Preformatted_20_Text">+--------+--------------------------+--------------+----------+</text:p>
      <text:p text:style-name="Preformatted_20_Text">| act_id | act_name <text:s text:c="16"/>| Activity Fee | act_note |</text:p>
      <text:p text:style-name="Preformatted_20_Text">+--------+--------------------------+--------------+----------+</text:p>
      <text:p text:style-name="Preformatted_20_Text">| <text:s text:c="5"/>5 | underwater basketweaving | $999.99 <text:s text:c="5"/>| NULL <text:s text:c="4"/>|</text:p>
      <text:p text:style-name="Preformatted_20_Text">| <text:s text:c="5"/>3 | skydiving <text:s text:c="15"/>| $90.99 <text:s text:c="6"/>| NULL <text:s text:c="4"/>|</text:p>
      <text:p text:style-name="Preformatted_20_Text">| <text:s text:c="5"/>2 | golf <text:s text:c="20"/>| $78.99 <text:s text:c="6"/>| NULL <text:s text:c="4"/>|</text:p>
      <text:p text:style-name="Preformatted_20_Text">| <text:s text:c="5"/>4 | pottery <text:s text:c="17"/>| $40.79 <text:s text:c="6"/>| NULL <text:s text:c="4"/>|</text:p>
      <text:p text:style-name="Preformatted_20_Text">| <text:s text:c="5"/>1 | basketball <text:s text:c="14"/>| $15.15 <text:s text:c="6"/>| NULL <text:s text:c="4"/>|</text:p>
      <text:p text:style-name="Preformatted_20_Text">+--------+--------------------------+--------------+----------+</text:p>
      <text:p text:style-name="Preformatted_20_Text">5 rows in set, 1 warning (0.00 sec)</text:p>
      <text:p text:style-name="Preformatted_20_Text"/>
      <text:p text:style-name="Preformatted_20_Text">iii. </text:p>
      <text:p text:style-name="Preformatted_20_Text">mysql&gt; SELECT stu_lname, stu_fname, GROUP_CONCAT(' ', a.act_name) AS 'Activities', GROUP_CONCAT('$',act_fee) AS 'Activity Fees', stu_note AS 'Notes' <text:s/>FROM student s LEFT JOIN participant p ON s.stu_id = p.stu_id LEFT JOIN activity a ON p.act_id = a.act_id group by s.stu_id;</text:p>
      <text:p text:style-name="Preformatted_20_Text">+------------------+------------------------------------------+---------------------+---------------+</text:p>
      <text:p text:style-name="Preformatted_20_Text">| Name <text:s text:c="12"/>| Activities <text:s text:c="30"/>| Total Activity Fees | Student Notes |</text:p>
      <text:p text:style-name="Preformatted_20_Text">+------------------+------------------------------------------+---------------------+---------------+</text:p>
      <text:p text:style-name="Preformatted_20_Text">| tassell, carlton | <text:s/>golf, pottery, underwater basketweaving | $1119.77 <text:s text:c="5"/>| NULL <text:s text:c="9"/>|</text:p>
      <text:p text:style-name="Preformatted_20_Text">| besner, vincent <text:s/>| <text:s/>skydiving, underwater basketweaving <text:s text:c="4"/>| $1090.98 <text:s text:c="2"/>| NULL <text:s text:c="9"/>|</text:p>
      <text:p text:style-name="Preformatted_20_Text">| casali, laura <text:s text:c="3"/>| <text:s/>pottery, underwater basketweaving <text:s text:c="6"/>| $1040.78 <text:s text:c="8"/>| NULL <text:s text:c="9"/>|</text:p>
      <text:p text:style-name="Preformatted_20_Text">| foster, clark <text:s text:c="3"/>| <text:s/>underwater basketweaving <text:s text:c="15"/>| $999.99 <text:s text:c="14"/>| NULL <text:s text:c="9"/>|</text:p>
      <text:p text:style-name="Preformatted_20_Text">| o'rourke, mickey | <text:s/>basketball, pottery <text:s text:c="20"/>| $55.94 <text:s text:c="19"/>| NULL <text:s text:c="9"/>|</text:p>
      <text:p text:style-name="Preformatted_20_Text">+------------------+------------------------------------------+---------------------+---------------+</text:p>
      <text:p text:style-name="Preformatted_20_Text">5 rows in set (0.00 sec)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iv.</text:p>
      <text:p text:style-name="Preformatted_20_Text"><text:soft-page-break/>mysql&gt; DELETE FROM participant WHERE stu_id=2 and act_id=5</text:p>
      <text:p text:style-name="Preformatted_20_Text"><text:s text:c="4"/>-&gt; limit 1;</text:p>
      <text:p text:style-name="Preformatted_20_Text">Query OK, 1 row affected (0.01 sec)</text:p>
      <text:p text:style-name="Preformatted_20_Text"/>
      <text:p text:style-name="Preformatted_20_Text">mysql&gt; SELECT * FROM participant</text:p>
      <text:p text:style-name="Preformatted_20_Text"><text:s text:c="4"/>-&gt; ;</text:p>
      <text:p text:style-name="Preformatted_20_Text">+--------+--------+----------------+--------------+----------+</text:p>
      <text:p text:style-name="Preformatted_20_Text">| stu_id | act_id | par_start_date | par_end_date | par_note |</text:p>
      <text:p text:style-name="Preformatted_20_Text">+--------+--------+----------------+--------------+----------+</text:p>
      <text:p text:style-name="Preformatted_20_Text">| <text:s text:c="5"/>1 | <text:s text:c="5"/>2 | 2014-05-05 <text:s text:c="4"/>| 2014-08-20 <text:s text:c="2"/>| NULL <text:s text:c="4"/>|</text:p>
      <text:p text:style-name="Preformatted_20_Text">| <text:s text:c="5"/>1 | <text:s text:c="5"/>4 | 2014-05-05 <text:s text:c="4"/>| 2014-08-20 <text:s text:c="2"/>| NULL <text:s text:c="4"/>|</text:p>
      <text:p text:style-name="Preformatted_20_Text">| <text:s text:c="5"/>1 | <text:s text:c="5"/>5 | 2014-05-05 <text:s text:c="4"/>| 2014-08-20 <text:s text:c="2"/>| NULL <text:s text:c="4"/>|</text:p>
      <text:p text:style-name="Preformatted_20_Text">| <text:s text:c="5"/>2 | <text:s text:c="5"/>3 | 2014-05-01 <text:s text:c="4"/>| 2015-08-16 <text:s text:c="2"/>| NULL <text:s text:c="4"/>|</text:p>
      <text:p text:style-name="Preformatted_20_Text">| <text:s text:c="5"/>3 | <text:s text:c="5"/>4 | 2014-04-29 <text:s text:c="4"/>| 2015-04-29 <text:s text:c="2"/>| NULL <text:s text:c="4"/>|</text:p>
      <text:p text:style-name="Preformatted_20_Text">| <text:s text:c="5"/>3 | <text:s text:c="5"/>5 | 2014-04-29 <text:s text:c="4"/>| 2015-04-29 <text:s text:c="2"/>| NULL <text:s text:c="4"/>|</text:p>
      <text:p text:style-name="Preformatted_20_Text">| <text:s text:c="5"/>4 | <text:s text:c="5"/>5 | 2014-05-01 <text:s text:c="4"/>| 2014-08-07 <text:s text:c="2"/>| NULL <text:s text:c="4"/>|</text:p>
      <text:p text:style-name="Preformatted_20_Text">| <text:s text:c="5"/>5 | <text:s text:c="5"/>1 | 2014-01-01 <text:s text:c="4"/>| 2015-01-01 <text:s text:c="2"/>| NULL <text:s text:c="4"/>|</text:p>
      <text:p text:style-name="Preformatted_20_Text">| <text:s text:c="5"/>5 | <text:s text:c="5"/>4 | 2014-01-01 <text:s text:c="4"/>| 2015-01-01 <text:s text:c="2"/>| NULL <text:s text:c="4"/>|</text:p>
      <text:p text:style-name="Preformatted_20_Text">+--------+--------+----------------+--------------+----------+</text:p>
      <text:p text:style-name="Preformatted_20_Text">9 rows in set (0.00 sec)</text:p>
      <text:p text:style-name="Preformatted_20_Text"/>
      <text:p text:style-name="Preformatted_20_Text">v.</text:p>
      <text:p text:style-name="Preformatted_20_Text">mysql&gt; UPDATE student SET stu_lname='Stellar' WHERE stu_id=2;</text:p>
      <text:p text:style-name="Preformatted_20_Text">Query OK, 1 row affected (0.04 sec)</text:p>
      <text:p text:style-name="Preformatted_20_Text">Rows matched: 1 <text:s/>Changed: 1 <text:s/>Warnings: 0</text:p>
      <text:p text:style-name="Preformatted_20_Text"/>
      <text:p text:style-name="Preformatted_20_Text">mysql&gt; SELECT stu_lname FROM student WHERE stu_id=2;</text:p>
      <text:p text:style-name="Preformatted_20_Text">+-----------+</text:p>
      <text:p text:style-name="Preformatted_20_Text">| stu_lname |</text:p>
      <text:p text:style-name="Preformatted_20_Text">+-----------+</text:p>
      <text:p text:style-name="Preformatted_20_Text">| Stellar <text:s text:c="2"/>|</text:p>
      <text:p text:style-name="Preformatted_20_Text">+-----------+</text:p>
      <text:p text:style-name="Preformatted_20_Text">1 row in set (0.00 sec)</text:p>
      <text:p text:style-name="Preformatted_20_Text"/>
      <text:p text:style-name="Preformatted_20_Text">vi.</text:p>
      <text:p text:style-name="Preformatted_20_Text">mysql&gt; INSERT INTO activity (act_name, act_fee, act_start_date, act_end_date, act_note) VALUES ('Archery', '399.00', '2013-04-01', '2013-07-01', 'course materials included'),('Martial Arts', '599.00', '2013-05-01', '2013-08-01', 'additional course materials required');</text:p>
      <text:p text:style-name="Preformatted_20_Text">Query OK, 2 rows affected (0.00 sec)</text:p>
      <text:p text:style-name="Preformatted_20_Text">Records: 2 <text:s/>Duplicates: 0 <text:s/>Warnings: 0</text:p>
      <text:p text:style-name="Preformatted_20_Text"/>
      <text:p text:style-name="Preformatted_20_Text">mysql&gt; SELECt * FROM activity;</text:p>
      <text:p text:style-name="Preformatted_20_Text">+--------+--------------------------+---------+----------------+--------------+--------------------------------------+</text:p>
      <text:p text:style-name="Preformatted_20_Text">| act_id | act_name <text:s text:c="16"/>| act_fee | act_start_date | act_end_date | act_note <text:s text:c="28"/>|</text:p>
      <text:p text:style-name="Preformatted_20_Text">+--------+--------------------------+---------+----------------+--------------+--------------------------------------+</text:p>
      <text:p text:style-name="Preformatted_20_Text">| <text:s text:c="5"/>1 | basketball <text:s text:c="14"/>| <text:s text:c="2"/>15.15 | 2014-05-06 <text:s text:c="4"/>| 2014-08-06 <text:s text:c="2"/>| NULL <text:s text:c="32"/>|</text:p>
      <text:p text:style-name="Preformatted_20_Text">| <text:s text:c="5"/>2 | golf <text:s text:c="20"/>| <text:s text:c="2"/>78.99 | 2014-05-06 <text:s text:c="4"/>| 2014-08-06 <text:s text:c="2"/>| NULL <text:s text:c="32"/>|</text:p>
      <text:p text:style-name="Preformatted_20_Text">| <text:s text:c="5"/>3 | skydiving <text:s text:c="15"/>| <text:s text:c="2"/>90.99 | 2014-05-06 <text:s text:c="4"/>| 2014-08-06 <text:s text:c="2"/>| NULL <text:s text:c="32"/>|</text:p>
      <text:p text:style-name="Preformatted_20_Text">| <text:s text:c="5"/>4 | pottery <text:s text:c="17"/>| <text:s text:c="2"/>40.79 | 2014-05-15 <text:s text:c="4"/>| 2014-08-15 <text:s text:c="2"/>| NULL <text:s text:c="32"/>|</text:p>
      <text:p text:style-name="Preformatted_20_Text">| <text:s text:c="5"/>5 | underwater basketweaving | <text:s/>999.99 | 2014-05-15 <text:s text:c="4"/>| 2014-08-15 <text:s text:c="2"/>| <text:soft-page-break/>NULL <text:s text:c="32"/>|</text:p>
      <text:p text:style-name="Preformatted_20_Text">| <text:s text:c="5"/>6 | Archery <text:s text:c="17"/>| <text:s/>399.00 | 2013-04-01 <text:s text:c="4"/>| 2013-07-01 <text:s text:c="2"/>| course materials included <text:s text:c="11"/>|</text:p>
      <text:p text:style-name="Preformatted_20_Text">| <text:s text:c="5"/>7 | Martial Arts <text:s text:c="12"/>| <text:s/>599.00 | 2013-05-01 <text:s text:c="4"/>| 2013-08-01 <text:s text:c="2"/>| additional course materials required |</text:p>
      <text:p text:style-name="Preformatted_20_Text">+--------+--------------------------+---------+----------------+--------------+--------------------------------------+</text:p>
      <text:p text:style-name="P1">7 rows in set (0.00 sec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FreeSans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9T13:33:12</meta:creation-date>
    <dc:date>2014-04-29T13:34:36</dc:date>
    <meta:editing-duration>P0D</meta:editing-duration>
    <meta:editing-cycles>1</meta:editing-cycles>
    <meta:document-statistic meta:table-count="0" meta:image-count="0" meta:object-count="0" meta:page-count="3" meta:paragraph-count="80" meta:word-count="657" meta:character-count="5161" meta:non-whitespace-character-count="3697"/>
    <meta:generator>LibreOffice/4.0.2.2$Linux_X86_64 LibreOffice_project/400m0$Build-2</meta:generator>
  </office:meta>
</office:document-meta>
</file>